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1b07"/>
    </style:style>
    <style:style style:name="T1" style:family="text">
      <style:text-properties officeooo:rsid="001d1b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U Algebra: A Conservative Linear Approach to Uncertainty Propagation </text:p>
      <text:p text:style-name="P1">Abstract </text:p>
      <text:p text:style-name="P1">Uncertainty propagation is at the heart of scientific inference, experimental design, engineering tolerances, and reproducible go/no-go decisions. Common approaches are Gaussian Error Propagation [1], Monte Carlo Sampling [3], and Interval Arithmetic [2]. Each of these has shortcomings: requiring assumptions, computational expense, or producing results that are far too wide. In this paper, we present a linear alternative to these methods, which we call N/U Algebra. A quantity is represented by an ordered pair (n,u), where u≥0. Uncertainty propagates linearly, without quadratic cross-terms. The N/U Algebra is subject to a conservation rule, which specialized operators enforce. We prove various properties of N/U Addition and N/U Multiplication, including commutativity, associativity, monotonicity, and conservativeness with respect to Gaussian Error Propagation. We compare N/U Algebra to Monte Carlo and Interval Arithmetic on benchmarks and demonstrate that N/U Algebra is strictly larger than Gaussian Error Propagation or Monte Carlo, while being strictly smaller than Interval Arithmetic. These properties make N/U Algebra a reproducible, assumption-light uncertainty propagation method ideal for first-pass scientific and engineering analyses, where go/no-go bounds must be set prior to more detailed analysis.</text:p>
      <text:p text:style-name="P1"/>
      <text:p text:style-name="P1">1. Introduction </text:p>
      <text:p text:style-name="P1">Measurement and design are unavoidably uncertain. Not only must scientists and engineers compute results, they must account for how uncertainty in quantities propagates through operations. Standard techniques include Gaussian Error Propagation [1] based on Taylor expansions and assumptions of normality, Monte Carlo Sampling [3] that uses repeated draws from distributions at high computational cost, and Interval Arithmetic [2] that can provide guaranteed bounds but often results in unnecessarily pessimistic estimates.</text:p>
      <text:p text:style-name="P1">Each has its uses, but these three standard approaches lack a simple, easily reproducible, and assumption-li<text:span text:style-name="T1">ght</text:span> method for creating conservative error bands as a first filter for decision-making. Here I define a linear system that I call N/U Algebra and show it to be such a method. <text:span text:style-name="T1">Simple</text:span> enough to be hand-computed and yet rigorous enough to provide guarantees, I show N/U Algebra to be conservative relative to Gaussian Error Propagation, tighter than Interval Arithmetic, and deterministic in contrast to Monte Carlo.</text:p>
      <text:p text:style-name="P1"/>
      <text:p text:style-name="P1">2. <text:span text:style-name="T1">Materials and </text:span>Methods</text:p>
      <text:p text:style-name="P1">2.1 Representation </text:p>
      <text:p text:style-name="P1">In N/U Algebra, all measured quantities are represented by the ordered pair (n,u), where n is the nominal or measured value and u is its associated uncertainty. By definition, the uncertainty is nonnegative, u≥0. This explicit two-part representation ensures the inseparability of value and uncertainty, rather than considering the latter as a secondary <text:span text:style-name="T1">considerations</text:span>. By making uncertainty an inextricable part of the algebra, N/U Algebra provides a consistent and portable form that allows results to be compared, reproduced, and propagated in a way that is free of distributional assumptions or hidden error mod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1T03:46:00.268499483</meta:creation-date>
    <dc:date>2025-09-21T03:53:33.948237564</dc:date>
    <meta:editing-duration>PT7M34S</meta:editing-duration>
    <meta:editing-cycles>1</meta:editing-cycles>
    <meta:document-statistic meta:table-count="0" meta:image-count="0" meta:object-count="0" meta:page-count="1" meta:paragraph-count="9" meta:word-count="443" meta:character-count="3126" meta:non-whitespace-character-count="2688"/>
    <meta:generator>LibreOffice/25.8.1.1$Linux_X86_64 LibreOffice_project/54047653041915e595ad4e45cccea684809c77b5</meta:generator>
  </office:meta>
</office:document-meta>
</file>